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adornments="Regularna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0210876" officeooo:paragraph-rsid="00210876"/>
    </style:style>
    <style:style style:name="P2" style:family="paragraph" style:parent-style-name="Subtitle">
      <style:text-properties officeooo:rsid="0016c7c9" officeooo:paragraph-rsid="0016c7c9"/>
    </style:style>
    <style:style style:name="P3" style:family="paragraph" style:parent-style-name="Heading_20_3">
      <style:text-properties officeooo:rsid="003e4ec6" officeooo:paragraph-rsid="003e4ec6"/>
    </style:style>
    <style:style style:name="P4" style:family="paragraph" style:parent-style-name="Text_20_body">
      <style:text-properties fo:font-weight="bold" officeooo:rsid="003e4ec6" officeooo:paragraph-rsid="003e4ec6" style:font-weight-asian="bold" style:font-weight-complex="bold"/>
    </style:style>
    <style:style style:name="P5" style:family="paragraph" style:parent-style-name="Text_20_body">
      <style:text-properties officeooo:paragraph-rsid="003e4ec6"/>
    </style:style>
    <style:style style:name="T1" style:family="text">
      <style:text-properties officeooo:rsid="003e12d1"/>
    </style:style>
    <style:style style:name="T2" style:family="text">
      <style:text-properties officeooo:rsid="003e4ec6"/>
    </style:style>
    <style:style style:name="T3" style:family="text">
      <style:text-properties fo:font-weight="bold" officeooo:rsid="003e4ec6" style:font-weight-asian="bold" style:font-weight-complex="bold"/>
    </style:style>
    <style:style style:name="T4" style:family="text">
      <style:text-properties officeooo:rsid="003f9a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a z buforem liniowym - przetwarzanie łańcucha znaków </text:p>
      <text:p text:style-name="P1">Akceleracja Algorytmów Wizyjnych</text:p>
      <text:p text:style-name="P2">Jan Rosa <text:span text:style-name="T1">20</text:span>.03.2025</text:p>
      <text:h text:style-name="P3" text:outline-level="3">Kod kernela</text:h>
      <text:p text:style-name="Preformatted_20_Text">__kernel void helloworld(__global char* in, __global char* out_1, __global char* out_2)</text:p>
      <text:p text:style-name="Preformatted_20_Text">{</text:p>
      <text:p text:style-name="Preformatted_20_Text"><text:tab/>int num = get_global_id(0);</text:p>
      <text:p text:style-name="Preformatted_20_Text"><text:tab/>if (in[num] &gt;= 65 &amp;&amp; in[num]&lt;=90)</text:p>
      <text:p text:style-name="Preformatted_20_Text"><text:tab/>{</text:p>
      <text:p text:style-name="Preformatted_20_Text"><text:tab/><text:tab/>out_1[num] = in[num] + (97-65); </text:p>
      <text:p text:style-name="Preformatted_20_Text"><text:tab/>}</text:p>
      <text:p text:style-name="Preformatted_20_Text"><text:tab/>else if (in[num] &gt;= 97 &amp;&amp; in[num]&lt;=122)</text:p>
      <text:p text:style-name="Preformatted_20_Text"><text:tab/>{</text:p>
      <text:p text:style-name="Preformatted_20_Text"><text:tab/><text:tab/>out_1[num] = in[num] - (97-65);</text:p>
      <text:p text:style-name="Preformatted_20_Text"><text:tab/>}</text:p>
      <text:p text:style-name="Preformatted_20_Text"><text:tab/>else</text:p>
      <text:p text:style-name="Preformatted_20_Text"><text:tab/>{</text:p>
      <text:p text:style-name="Preformatted_20_Text"><text:tab/><text:tab/>out_1[num] = in[num];</text:p>
      <text:p text:style-name="Preformatted_20_Text"><text:tab/>}</text:p>
      <text:p text:style-name="Preformatted_20_Text"/>
      <text:p text:style-name="Preformatted_20_Text"/>
      <text:p text:style-name="Preformatted_20_Text"><text:tab/>printf("%d\n\r", num);</text:p>
      <text:p text:style-name="Preformatted_20_Text"><text:tab/>switch (in[num]) {</text:p>
      <text:p text:style-name="Preformatted_20_Text"><text:tab/><text:tab/>case '0': <text:tab/><text:tab/><text:tab/>out_2[4*num] = '0'; out_2[4*num+1] = '0'; out_2[4*num+2] = '0'; out_2[4*num+3] = '0'; break;</text:p>
      <text:p text:style-name="Preformatted_20_Text"><text:tab/><text:tab/>case '1': <text:tab/><text:tab/><text:tab/>out_2[4*num] = '0'; out_2[4*num+1] = '0'; out_2[4*num+2] = '0'; out_2[4*num+3] = '1'; break;</text:p>
      <text:p text:style-name="Preformatted_20_Text"><text:tab/><text:tab/>case '2': <text:tab/><text:tab/><text:tab/>out_2[4*num] = '0'; out_2[4*num+1] = '0'; out_2[4*num+2] = '1'; out_2[4*num+3] = '0'; break;</text:p>
      <text:p text:style-name="Preformatted_20_Text"><text:tab/><text:tab/>case '3':<text:tab/><text:tab/><text:tab/>out_2[4*num] = '0'; out_2[4*num+1] = '0'; out_2[4*num+2] = '1'; out_2[4*num+3] = '1'; break;</text:p>
      <text:p text:style-name="Preformatted_20_Text"><text:tab/><text:tab/>case '4': <text:tab/><text:tab/><text:tab/>out_2[4*num] = '0'; out_2[4*num+1] = '1'; out_2[4*num+2] = '0'; out_2[4*num+3] = '0'; break;</text:p>
      <text:p text:style-name="Preformatted_20_Text"><text:tab/><text:tab/>case '5': <text:tab/><text:tab/><text:tab/>out_2[4*num] = '0'; out_2[4*num+1] = '1'; out_2[4*num+2] = '0'; out_2[4*num+3] = '1'; break;</text:p>
      <text:p text:style-name="Preformatted_20_Text"><text:tab/><text:tab/>case '6': <text:tab/><text:tab/><text:tab/>out_2[4*num] = '0'; out_2[4*num+1] = '1'; out_2[4*num+2] = '1'; out_2[4*num+3] = '0'; break;</text:p>
      <text:p text:style-name="Preformatted_20_Text"><text:tab/><text:tab/>case '7': <text:tab/><text:tab/><text:tab/>out_2[4*num] = '0'; out_2[4*num+1] = '1'; out_2[4*num+2] = '1'; out_2[4*num+3] = '1'; break;</text:p>
      <text:p text:style-name="Preformatted_20_Text"><text:tab/><text:tab/>case '8': <text:tab/><text:tab/><text:tab/>out_2[4*num] = '1'; out_2[4*num+1] = '0'; out_2[4*num+2] = '0'; out_2[4*num+3] = '0'; break;</text:p>
      <text:p text:style-name="Preformatted_20_Text"><text:tab/><text:tab/>case '9': <text:tab/><text:tab/><text:tab/>out_2[4*num] = '1'; out_2[4*num+1] = '0'; out_2[4*num+2] = '0'; out_2[4*num+3] = '1'; break;</text:p>
      <text:p text:style-name="Preformatted_20_Text"><text:tab/><text:tab/>case 'A': case 'a': out_2[4*num] = '1'; out_2[4*num+1] = '0'; out_2[4*num+2] = '1'; out_2[4*num+3] = '0'; break;</text:p>
      <text:p text:style-name="Preformatted_20_Text"><text:tab/><text:tab/>case 'B': case 'b': out_2[4*num] = '1'; out_2[4*num+1] = '0'; out_2[4*num+2] = '1'; out_2[4*num+3] = '1'; break;</text:p>
      <text:p text:style-name="Preformatted_20_Text"><text:tab/><text:tab/>case 'C': case 'c': out_2[4*num] = '1'; out_2[4*num+1] = '1'; out_2[4*num+2] = '0'; out_2[4*num+3] = '0'; break;</text:p>
      <text:p text:style-name="Preformatted_20_Text"><text:tab/><text:tab/>case 'D': case 'd': out_2[4*num] = '1'; out_2[4*num+1] = '1'; out_2[4*num+2] = '0'; out_2[4*num+3] = '1'; break;</text:p>
      <text:p text:style-name="Preformatted_20_Text"><text:soft-page-break/><text:tab/><text:tab/>case 'E': case 'e': out_2[4*num] = '1'; out_2[4*num+1] = '1'; out_2[4*num+2] = '1'; out_2[4*num+3] = '0'; break;</text:p>
      <text:p text:style-name="Preformatted_20_Text"><text:tab/><text:tab/>case 'F': case 'f': out_2[4*num] = '1'; out_2[4*num+1] = '1'; out_2[4*num+2] = '1'; out_2[4*num+3] = '1'; break;</text:p>
      <text:p text:style-name="Preformatted_20_Text"><text:tab/><text:tab/>default: <text:tab/><text:tab/><text:tab/>out_2[4*num] = '_'; out_2[4*num+1] = '_'; out_2[4*num+2] = '_'; out_2[4*num+3] = '_'; break;</text:p>
      <text:p text:style-name="Preformatted_20_Text"><text:tab/>}</text:p>
      <text:p text:style-name="Preformatted_20_Text"/>
      <text:p text:style-name="Preformatted_20_Text">}</text:p>
      <text:h text:style-name="Heading_20_2" text:outline-level="2">Fragmenty Kodu <text:span text:style-name="T2">Aplikacji sterującej</text:span></text:h>
      <text:p text:style-name="P4">Kod inicjalizujący bufory i obsługujący wejścia tekstowe</text:p>
      <text:p text:style-name="Preformatted_20_Text"><text:tab/>/*Step 7: Initial input,output for the host and create memory objects for the kernel*/</text:p>
      <text:p text:style-name="Preformatted_20_Text"><text:tab/>char input[0xFFF] = {0};</text:p>
      <text:p text:style-name="Preformatted_20_Text"><text:tab/>if (argc &gt; 1)</text:p>
      <text:p text:style-name="Preformatted_20_Text"><text:tab/>{</text:p>
      <text:p text:style-name="Preformatted_20_Text"><text:tab/><text:tab/>strcpy(input, (const char*)argv[1]);</text:p>
      <text:p text:style-name="Preformatted_20_Text"><text:tab/>}</text:p>
      <text:p text:style-name="Preformatted_20_Text"><text:tab/>else</text:p>
      <text:p text:style-name="Preformatted_20_Text"><text:tab/>{</text:p>
      <text:p text:style-name="Preformatted_20_Text"><text:tab/><text:tab/>cout &lt;&lt; "Write input string:" &lt;&lt; endl;</text:p>
      <text:p text:style-name="Preformatted_20_Text"><text:tab/><text:tab/>cin &gt;&gt; input;</text:p>
      <text:p text:style-name="Preformatted_20_Text"><text:tab/>}</text:p>
      <text:p text:style-name="Preformatted_20_Text"><text:tab/>cout &lt;&lt; "Your input string is:" &lt;&lt; endl;</text:p>
      <text:p text:style-name="Preformatted_20_Text"><text:tab/>cout &lt;&lt; input &lt;&lt; endl;</text:p>
      <text:p text:style-name="Preformatted_20_Text"><text:tab/>size_t strlength = strlen(input);</text:p>
      <text:p text:style-name="Preformatted_20_Text"><text:tab/>cout &lt;&lt; "Length of input is:" &lt;&lt; strlength &lt;&lt; endl;</text:p>
      <text:p text:style-name="Preformatted_20_Text"><text:tab/>size_t out_1_strlength = strlen(input);</text:p>
      <text:p text:style-name="Preformatted_20_Text"><text:tab/>char *output_1 = (char*) malloc(out_1_strlength);</text:p>
      <text:p text:style-name="Preformatted_20_Text"><text:tab/>size_t out_2_strlength = 4*strlen(input);</text:p>
      <text:p text:style-name="Preformatted_20_Text"><text:tab/>char *output_2 = (char*) malloc(out_2_strlength);</text:p>
      <text:p text:style-name="Preformatted_20_Text"/>
      <text:p text:style-name="Preformatted_20_Text"><text:tab/>cl_mem inputBuffer = clCreateBuffer(context, CL_MEM_READ_ONLY|CL_MEM_COPY_HOST_PTR, (strlength + 1) * sizeof(char),(void *) input, NULL);</text:p>
      <text:p text:style-name="Preformatted_20_Text"><text:tab/>cl_mem outputBuffer_1 = clCreateBuffer(context, CL_MEM_WRITE_ONLY , out_1_strlength * sizeof(char), NULL, NULL);</text:p>
      <text:p text:style-name="Preformatted_20_Text"><text:tab/>cl_mem outputBuffer_2 = clCreateBuffer(context, CL_MEM_WRITE_ONLY , out_2_strlength * sizeof(char), NULL, NULL);</text:p>
      <text:p text:style-name="Preformatted_20_Text"><text:tab/>cout &lt;&lt; "Length of output is:" &lt;&lt; out_1_strlength &lt;&lt; endl;</text:p>
      <text:p text:style-name="P4">Dodanie do kernela nowych argumentów.</text:p>
      <text:p text:style-name="Preformatted_20_Text"><text:tab/>status = clSetKernelArg(kernel, 1, sizeof(cl_mem), (void *)&amp;outputBuffer_1);</text:p>
      <text:p text:style-name="Preformatted_20_Text"><text:tab/>status = clSetKernelArg(kernel, 2, sizeof(cl_mem), (void *)&amp;outputBuffer_2);</text:p>
      <text:p text:style-name="Preformatted_20_Text"><text:span text:style-name="T3"/></text:p>
      <text:p text:style-name="P5"><text:span text:style-name="T3">Przykładowe uruchomienie</text:span></text:p>
      <text:p text:style-name="Preformatted_20_Text">No GPU device available.</text:p>
      <text:p text:style-name="Preformatted_20_Text">Choose CPU as default device.</text:p>
      <text:p text:style-name="Preformatted_20_Text">Your input string is:</text:p>
      <text:p text:style-name="Preformatted_20_Text">qAqBcd1234567</text:p>
      <text:p text:style-name="Preformatted_20_Text">Length of input is:13</text:p>
      <text:p text:style-name="Preformatted_20_Text">Length of output is:13</text:p>
      <text:p text:style-name="Preformatted_20_Text"/>
      <text:p text:style-name="Preformatted_20_Text">output_1 string:</text:p>
      <text:p text:style-name="Preformatted_20_Text">QaQbCD1234567</text:p>
      <text:p text:style-name="Preformatted_20_Text"/>
      <text:p text:style-name="Preformatted_20_Text">output_2 string:</text:p>
      <text:p text:style-name="Preformatted_20_Text">____1010____1011110011010001001000110100010101100111</text:p>
      <text:p text:style-name="Preformatted_20_Text">Passed!</text:p>
      <text:p text:style-name="Preformatted_20_Text"><text:soft-page-break/></text:p>
      <text:h text:style-name="Heading_20_2" text:outline-level="2"><text:span text:style-name="T4">O</text:span>ce<text:span text:style-name="T4">na</text:span> zasadność implementacji operacji na łańcuchach w GPU</text:h>
      <text:p text:style-name="Text_20_body">Operacje na łańcuchach w GPU są często nieefektywne ze względu na narzut transferu danych i brak naturalnej równoległości. Konwersja wielkich liter na małe czy zamiana liczb szesnastkowych na binarne powodują rozgałęzienia kodu, co spowalnia działanie. CPU z SIMD radzi sobie lepiej. GPU sprawdza się natomiast w równoległym wyszukiwaniu wzorców w dużych zbiorach danych, np. analizie logów czy genomów, gdzie wiele bloków może niezależnie przetwarzać fragmenty tekstu, minimalizując problem synchronizacji i efektywnie wykorzystując moc obliczeniową kart graficznych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adornments="Regularna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style-name="Regularna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2:27:43.745352049</meta:creation-date>
    <dc:date>2025-03-22T22:10:47.158486417</dc:date>
    <meta:editing-duration>PT2H12M34S</meta:editing-duration>
    <meta:editing-cycles>29</meta:editing-cycles>
    <meta:generator>LibreOffice/24.8.5.2$Linux_X86_64 LibreOffice_project/27b361b745d0ea8f99bc93dfcb7a39098dfa5fff</meta:generator>
    <meta:print-date>2025-03-22T22:10:39.778115412</meta:print-date>
    <meta:printed-by>PDF files</meta:printed-by>
    <meta:document-statistic meta:table-count="0" meta:image-count="0" meta:object-count="0" meta:page-count="3" meta:paragraph-count="82" meta:word-count="613" meta:character-count="4473" meta:non-whitespace-character-count="3827"/>
  </office:meta>
</office:document-meta>
</file>